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7">
            <text:p>7</text:p>
          </table:table-cell>
          <table:table-cell office:value-type="float" office:value="135.4">
            <text:p>135.4</text:p>
          </table:table-cell>
          <table:table-cell table:number-columns-repeated="4"/>
          <table:table-cell table:content-validation-name="val3"/>
          <table:table-cell table:content-validation-name="val4" office:value-type="float" office:value="563.55">
            <text:p>563.55</text:p>
          </table:table-cell>
          <table:table-cell table:style-name="Default"/>
          <table:table-cell table:formula="of:=+[.J2]/[.I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10">
            <text:p>10</text:p>
          </table:table-cell>
          <table:table-cell office:value-type="float" office:value="146">
            <text:p>146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5" office:value-type="float" office:value="348.54">
            <text:p>348.54</text:p>
          </table:table-cell>
          <table:table-cell table:style-name="Default" table:formula="of:=+[.I3]-111.94" office:value-type="float" office:value="236.6">
            <text:p>236.6</text:p>
          </table:table-cell>
          <table:table-cell table:formula="of:=+[.J3]/[.I3]" office:value-type="percentage" office:value="0.678831697939978">
            <text:p>68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10.1">
            <text:p>10.1</text:p>
          </table:table-cell>
          <table:table-cell office:value-type="float" office:value="130">
            <text:p>130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738.54">
            <text:p>738.54</text:p>
          </table:table-cell>
          <table:table-cell table:style-name="Default" office:value-type="float" office:value="561.14">
            <text:p>561.14</text:p>
          </table:table-cell>
          <table:table-cell table:formula="of:=+[.J4]/[.I4]" office:value-type="percentage" office:value="0.759796354970618">
            <text:p>76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11">
            <text:p>11</text:p>
          </table:table-cell>
          <table:table-cell office:value-type="float" office:value="130.1">
            <text:p>130.1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502.73">
            <text:p>502.73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11">
            <text:p>11</text:p>
          </table:table-cell>
          <table:table-cell office:value-type="float" office:value="135.6">
            <text:p>135.6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664.88">
            <text:p>664.88</text:p>
          </table:table-cell>
          <table:table-cell table:style-name="Default" table:formula="of:=+[.I6]-155.28" office:value-type="float" office:value="509.6">
            <text:p>509.6</text:p>
          </table:table-cell>
          <table:table-cell table:formula="of:=+[.J6]/[.I6]" office:value-type="percentage" office:value="0.766454096979906">
            <text:p>77%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office:value-type="float" office:value="14.3">
            <text:p>14.3</text:p>
          </table:table-cell>
          <table:table-cell office:value-type="float" office:value="140.3">
            <text:p>140.3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510.26">
            <text:p>510.26</text:p>
          </table:table-cell>
          <table:table-cell table:style-name="Default"/>
          <table:table-cell table:formula="of:=+[.J7]/[.I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office:value-type="float" office:value="15">
            <text:p>15</text:p>
          </table:table-cell>
          <table:table-cell office:value-type="float" office:value="142.3">
            <text:p>142.3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lower</text:p>
          </table:table-cell>
          <table:table-cell table:content-validation-name="val5" office:value-type="float" office:value="437.58">
            <text:p>437.58</text:p>
          </table:table-cell>
          <table:table-cell table:style-name="Default"/>
          <table:table-cell table:formula="of:=+[.J8]/[.I8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8</text:p>
          </table:table-cell>
          <table:table-cell office:value-type="float" office:value="15.1">
            <text:p>15.1</text:p>
          </table:table-cell>
          <table:table-cell office:value-type="float" office:value="142">
            <text:p>142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 office:value-type="string">
            <text:p>thin tail</text:p>
          </table:table-cell>
          <table:table-cell table:content-validation-name="val5" office:value-type="float" office:value="429.29">
            <text:p>429.29</text:p>
          </table:table-cell>
          <table:table-cell table:style-name="Default" office:value-type="float" office:value="167.37">
            <text:p>167.37</text:p>
          </table:table-cell>
          <table:table-cell table:formula="of:=+[.J9]/[.I9]" office:value-type="percentage" office:value="0.389876307391274">
            <text:p>39%</text:p>
          </table:table-cell>
          <table:table-cell table:number-columns-repeated="1010"/>
        </table:table-row>
        <table:table-row table:style-name="ro7" table:number-rows-repeated="28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538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4">14/12/2022</text:date>, <text:time>06:4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2-14T06:48:55.78</dc:date>
    <dc:creator>Lawrence Perepolkin</dc:creator>
    <meta:editing-duration>PT19H49M52S</meta:editing-duration>
    <meta:editing-cycles>58</meta:editing-cycles>
    <meta:generator>OpenOffice/4.1.13$Win32 OpenOffice.org_project/4113m1$Build-9810</meta:generator>
    <meta:document-statistic meta:table-count="3" meta:cell-count="151" meta:object-count="0"/>
  </office:meta>
</office:document-meta>
</file>